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SIYUPANQUI HUAMAN LEONAR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34107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SIYUPANQUI HUAMAN DE ZEGARRA, LEONAR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3410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37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